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>
      <style:text-properties officeooo:rsid="00192e25" officeooo:paragraph-rsid="00192e25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paragraph-rsid="001730dd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attore">
      <style:text-properties officeooo:rsid="001a744e" officeooo:paragraph-rsid="001a744e"/>
    </style:style>
    <style:style style:name="P15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ad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5">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<text:span text:style-name="T5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5">De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026262752" text:style-name="Numerazione_20_UC">
              <text:list-item text:start-value="1">
                <text:p text:style-name="P11">L'utente accede alla sezione relativa al personale</text:p>
              </text:list-item>
              <text:list-item>
                <text:p text:style-name="P8">Il sistema mostra l'interfaccia di interazione con i membri del personale.</text:p>
              </text:list-item>
              <text:list-item>
                <text:p text:style-name="P12"><text:span text:style-name="T1">L'utente accede alla sezione relativa a</text:span><text:span text:style-name="T5">gli impiegati di segreteria</text:span><text:span text:style-name="T1">.</text:span></text:p>
              </text:list-item>
              <text:list-item>
                <text:p text:style-name="P9"><text:span text:style-name="T1">Il sistema mostra l'interfaccia di amministrazione relativa a</text:span><text:span text:style-name="T5">gli impiegati di segreteria</text:span><text:span text:style-name="T1">.</text:span></text:p>
              </text:list-item>
              <text:list-item>
                <text:p text:style-name="P13">L'utente effettua la ricerca del<text:span text:style-name="T6">l'impiegato di segreteria </text:span>di cui deve modificare i dati (include Ricerca Avanzata <text:span text:style-name="T4">del Personal</text:span><text:span text:style-name="T3">e </text:span><text:span text:style-name="T4">Asilo</text:span> da Amministratore)</text:p>
              </text:list-item>
              <text:list-item>
                <text:p text:style-name="P14">L'utente sceglie dall'elenco l'impiegato di segreteria da modificare.</text:p>
              </text:list-item>
              <text:list-item>
                <text:p text:style-name="P15"><text:span text:style-name="T1">L'utente </text:span><text:span text:style-name="T2">sottomette al sistema la richiesta di modifica dei dati.</text:span></text:p>
              </text:list-item>
              <text:list-item>
                <text:p text:style-name="P10">Il sistema mostra all'utente il form relativo alla modifica dei dati del<text:span text:style-name="T5">l'impiegato di segreteria</text:span>.</text:p>
              </text:list-item>
              <text:list-item>
                <text:p text:style-name="P13">L'utente apporta le modifiche richieste e sottomette i dati al sistema.</text:p>
              </text:list-item>
              <text:list-item>
                <text:p text:style-name="P10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OR </text:p>
            <text:p text:style-name="P5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. L'operazione non è andata a buon fine per un errore del sistema; viene visualizzato un messaggio di errore.</text:p>
            <text:p text:style-name="P2"><text:span text:style-name="T1">II. 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7</meta:editing-cycles>
    <meta:generator>LibreOffice/3.6$MacOSX_x86 LibreOffice_project/da8c1e6-fd468f4-454e206-f42a4a9-143cfd</meta:generator>
    <dc:date>2012-10-19T18:29:15</dc:date>
    <meta:document-statistic meta:table-count="1" meta:image-count="0" meta:object-count="0" meta:page-count="1" meta:paragraph-count="27" meta:word-count="245" meta:character-count="1646" meta:non-whitespace-character-count="1437"/>
  </office:meta>
</office:document-meta>
</file>